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officeooo:rsid="00155a14" officeooo:paragraph-rsid="00155a14"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1" style:font-size-complex="12pt" style:font-style-complex="italic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font-weight="bold" officeooo:rsid="00155a14" officeooo:paragraph-rsid="00155a14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ff0000" loext:opacity="100%" style:font-name="Transliteration1" style:font-name-complex="Times New Roman1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0104f29" officeooo:paragraph-rsid="00104f29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011cbd4" officeooo:paragraph-rsid="0011cbd4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1" style:font-size-complex="12pt" style:font-style-complex="italic"/>
    </style:style>
    <style:style style:name="P14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1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104f29" officeooo:paragraph-rsid="00104f29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color="#ff0000" loext:opacity="100%" style:font-name="Transliteration1" style:font-name-complex="Times New Roman1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officeooo:paragraph-rsid="001f3805"/>
    </style:style>
    <style:style style:name="P20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-complex="Times New Roman1" style:font-size-complex="12pt"/>
    </style:style>
    <style:style style:name="T3" style:family="text">
      <style:text-properties style:font-name-complex="Times New Roman1" style:font-size-complex="12pt" text:display="none"/>
    </style:style>
    <style:style style:name="T4" style:family="text">
      <style:text-properties officeooo:rsid="001f3805" style:font-name-complex="Times New Roman1" style:font-size-complex="12pt"/>
    </style:style>
    <style:style style:name="T5" style:family="text">
      <style:text-properties fo:font-style="italic" style:font-style-asian="italic" style:font-name-complex="Times New Roman1" style:font-size-complex="12pt" style:font-style-complex="italic"/>
    </style:style>
    <style:style style:name="T6" style:family="text">
      <style:text-properties fo:color="#ff0000" loext:opacity="100%" style:font-name-complex="Times New Roman1" style:font-size-complex="12pt"/>
    </style:style>
    <style:style style:name="T7" style:family="text">
      <style:text-properties fo:color="#ff0000" loext:opacity="100%" style:font-name="Transliteration1" style:font-name-complex="Times New Roman1" style:font-size-complex="12pt"/>
    </style:style>
    <style:style style:name="T8" style:family="text">
      <style:text-properties fo:font-weight="bold" style:font-weight-asian="bold" style:font-name-complex="Times New Roman1" style:font-size-complex="12pt" style:font-weight-complex="bold"/>
    </style:style>
    <style:style style:name="T9" style:family="text">
      <style:text-properties style:font-name="Transliteration1" style:font-name-complex="Times New Roman1" style:font-size-complex="12pt"/>
    </style:style>
    <style:style style:name="T10" style:family="text">
      <style:text-properties style:font-name="Transliteration1" officeooo:rsid="000e4ff1" style:font-name-complex="Times New Roman1" style:font-size-complex="12pt"/>
    </style:style>
    <style:style style:name="T11" style:family="text">
      <style:text-properties style:font-name="Transliteration1" officeooo:rsid="00111b46" style:font-name-complex="Times New Roman1" style:font-size-complex="12pt"/>
    </style:style>
    <style:style style:name="T12" style:family="text">
      <style:text-properties style:font-name="Transliteration1" officeooo:rsid="0013c459" style:font-name-complex="Times New Roman1" style:font-size-complex="12pt"/>
    </style:style>
    <style:style style:name="T13" style:family="text">
      <style:text-properties style:font-name="Transliteration1" officeooo:rsid="0014cc62" style:font-name-complex="Times New Roman1" style:font-size-complex="12pt"/>
    </style:style>
    <style:style style:name="T14" style:family="text">
      <style:text-properties style:font-name="Transliteration1" officeooo:rsid="00155a14" style:font-name-complex="Times New Roman1" style:font-size-complex="12pt"/>
    </style:style>
    <style:style style:name="T15" style:family="text">
      <style:text-properties style:font-name="Transliteration1" officeooo:rsid="0019ba29" style:font-name-complex="Times New Roman1" style:font-size-complex="12pt"/>
    </style:style>
    <style:style style:name="T16" style:family="text">
      <style:text-properties style:font-name="Transliteration1" officeooo:rsid="0019dfdd" style:font-name-complex="Times New Roman1" style:font-size-complex="12pt"/>
    </style:style>
    <style:style style:name="T17" style:family="text">
      <style:text-properties style:font-name="Transliteration1" officeooo:rsid="001d0e84" style:font-name-complex="Times New Roman1" style:font-size-complex="12pt"/>
    </style:style>
    <style:style style:name="T18" style:family="text">
      <style:text-properties style:font-name="Transliteration1" officeooo:rsid="001f3805" style:font-name-complex="Times New Roman1" style:font-size-complex="12pt"/>
    </style:style>
    <style:style style:name="T19" style:family="text">
      <style:text-properties style:font-name="Transliteration1" style:text-underline-style="solid" style:text-underline-width="auto" style:text-underline-color="font-color" style:font-name-complex="Times New Roman1" style:font-size-complex="12pt"/>
    </style:style>
    <style:style style:name="T20" style:family="text">
      <style:text-properties style:font-name="Transliteration1" fo:font-weight="bold" style:font-weight-asian="bold" style:font-name-complex="Times New Roman1" style:font-size-complex="12pt" style:font-weight-complex="bold"/>
    </style:style>
    <style:style style:name="T21" style:family="text">
      <style:text-properties style:font-name="Transliteration1" fo:font-weight="normal" style:font-weight-asian="normal" style:font-name-complex="Times New Roman1" style:font-size-complex="12pt" style:font-weight-complex="normal"/>
    </style:style>
    <style:style style:name="T22" style:family="text">
      <style:text-properties fo:font-weight="normal" officeooo:rsid="00174c70" style:font-weight-asian="normal" style:font-weight-complex="normal"/>
    </style:style>
    <style:style style:name="T23" style:family="text">
      <style:text-properties fo:font-weight="normal" officeooo:rsid="00193eae" style:font-weight-asian="normal" style:font-weight-complex="normal"/>
    </style:style>
    <style:style style:name="T24" style:family="text">
      <style:text-properties fo:font-weight="normal" officeooo:rsid="001944d4" style:font-weight-asian="normal" style:font-weight-complex="normal"/>
    </style:style>
    <style:style style:name="T25" style:family="text">
      <style:text-properties fo:font-weight="normal" officeooo:rsid="0019ba29" style:font-weight-asian="normal" style:font-weight-complex="normal"/>
    </style:style>
    <style:style style:name="T26" style:family="text">
      <style:text-properties fo:font-weight="normal" officeooo:rsid="001b9a2e" style:font-weight-asian="normal" style:font-weight-complex="normal"/>
    </style:style>
    <style:style style:name="T27" style:family="text">
      <style:text-properties fo:font-weight="normal" officeooo:rsid="001d0e84" style:font-weight-asian="normal" style:font-weight-complex="normal"/>
    </style:style>
    <style:style style:name="T28" style:family="text">
      <style:text-properties officeooo:rsid="001f3805"/>
    </style:style>
    <style:style style:name="T29" style:family="text">
      <style:text-properties style:font-name="Transliteration" officeooo:rsid="001f3805"/>
    </style:style>
    <style:style style:name="T30" style:family="text">
      <style:text-properties style:font-name="Transliteration" officeooo:rsid="001f3805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The Story of Wenamun (P. Moscow 120)</text:h>
      <text:h text:style-name="Heading_20_2" text:outline-level="2"/>
      <text:h text:style-name="Heading_20_2" text:outline-level="2"/>
      <text:h text:style-name="P1" text:outline-level="2">Notes by Minh-Tâm Trinh</text:h>
      <text:p text:style-name="P2"/>
      <text:p text:style-name="P2"/>
      <text:p text:style-name="P2">I warmly thank Mary Becker, Galen Goldsmith, Dieter Hoffmann, Rachel McEnroe, Foy Scalf, Dawn Schreiner, and Eric Whitacre for their input.</text:p>
      <text:p text:style-name="P2"/>
      <text:p text:style-name="P2"/>
      <text:p text:style-name="P5">Glossing Conventions</text:p>
      <text:p text:style-name="P2"/>
      <text:p text:style-name="P2">(May not match the conventions in my older notes)</text:p>
      <text:p text:style-name="P2"/>
      <text:p text:style-name="P2">(<text:tab/>)<text:tab/>text omitted by the scribe, but implicitly understood</text:p>
      <text:p text:style-name="P4"><text:span text:style-name="T2">&lt;<text:tab/>&gt;<text:tab/></text:span>addition to fix a scribal<text:span text:style-name="T2"> error</text:span></text:p>
      <text:p text:style-name="P2">{<text:tab/>}<text:tab/>deletion to fix a scribal error</text:p>
      <text:p text:style-name="P2">[<text:tab/>]<text:tab/>addition to fix lacuna, or addition uncertain</text:p>
      <text:p text:style-name="P2"/>
      <text:p text:style-name="P2"/>
      <text:p text:style-name="P5">Sources</text:p>
      <text:p text:style-name="P2"/>
      <text:p text:style-name="P4"><text:span text:style-name="T2">[G]<text:tab/><text:tab/>V. “The Misfortunes of Wenamun.” </text:span><text:span text:style-name="T5">Late-Egyptian Stories. </text:span><text:span text:style-name="T2">Bibliotheca Aegyptiaca 1. Brussels: Fondation Égyptologique Reine Élisabeth (1932), 61–76.</text:span></text:p>
      <text:p text:style-name="P2"/>
      <text:p text:style-name="P4"><text:span text:style-name="T2">[R]<text:tab/><text:tab/>“P. Moscou 120; Ounamon ( = LESt 05).” </text:span><text:span text:style-name="T5">Ramses Online</text:span><text:span text:style-name="T2">. Accessed starting on 1/12/2025. </text:span><text:a xlink:type="simple" xlink:href="http://ramses.ulg.ac.be/text/legacy/188" text:style-name="Internet_20_link" text:visited-style-name="Visited_20_Internet_20_Link"><text:span text:style-name="Internet_20_link"><text:span text:style-name="T2">http://ramses.ulg.ac.be/text/legacy/188</text:span></text:span></text:a></text:p>
      <text:p text:style-name="P2"/>
      <text:p text:style-name="P2"/>
      <text:p text:style-name="P5">Other References</text:p>
      <text:p text:style-name="P5"/>
      <text:p text:style-name="P4"><text:span text:style-name="T2">[J]<text:tab/><text:tab/>F. Junge. </text:span><text:span text:style-name="T5">Late Egyptian Grammar: An Introduction</text:span><text:span text:style-name="T2">. 2nd English Ed. Trans. D. Warburton. Griffith Institute, Oxford (2005).</text:span></text:p>
      <text:p text:style-name="P2"/>
      <text:p text:style-name="P4"><text:span text:style-name="T2">[L]<text:tab/><text:tab/></text:span><text:span text:style-name="T5">A Dictionary of Late Egyptian</text:span><text:span text:style-name="T2">. Ed. L. H. Lesko. Collab. Ed. B. S. Lesko. 2nd Edition. </text:span><text:span text:style-name="T3">. </text:span><text:span text:style-name="T2">Vol. I. B. C. Scribe Publications (2002).</text:span></text:p>
      <text:p text:style-name="P2"/>
      <text:p text:style-name="P4"><text:span text:style-name="T2">[Li]<text:tab/><text:tab/>“The Report of Wenamun (1.41): P. Moscow 120.” Trans. M. Lichtheim. In Part Seven of </text:span><text:span text:style-name="T5">Ancient Egyptian Literature</text:span><text:span text:style-name="T2">, Vol. II: </text:span><text:span text:style-name="T5">The New Kingdom.</text:span><text:span text:style-name="T2"> Berkeley: University of California Press (2006), 224–230.</text:span></text:p>
      <text:p text:style-name="P2"/>
      <text:p text:style-name="P4"><text:span text:style-name="T2">[Ro]<text:tab/><text:tab/>J. A. Roberson. “A Very Brief Introduction to Hieratic.” Rev. 1.0 (Spring 2018). </text:span><text:a xlink:type="simple" xlink:href="https://mqtrinh.github.io/other/egyptian/hieratic/roberson-j-a_very-brief-intro-to-hieratic.pdf" text:style-name="Internet_20_link" text:visited-style-name="Visited_20_Internet_20_Link"><text:span text:style-name="Internet_20_link"><text:span text:style-name="T2">https://mqtrinh.github.io/other/egyptian/hieratic/roberson-j-a_very-brief-intro-to-hieratic.pdf</text:span></text:span></text:a></text:p>
      <text:p text:style-name="P2"/>
      <text:p text:style-name="P4"><text:span text:style-name="T2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2">https://tla.digital/home</text:span></text:span></text:a></text:p>
      <text:p text:style-name="P2"/>
      <text:p text:style-name="P4"><text:soft-page-break/><text:span text:style-name="T2">[W]<text:tab/><text:tab/>“The Report of Wenamon.” Trans. E. Wente. In </text:span><text:span text:style-name="T5">The Literature of Ancient Egypt</text:span><text:span text:style-name="T2">. Ed. W. K. Simpson. 3rd Ed. New Haven: Yale University Press (2003), 116–124.</text:span></text:p>
      <text:p text:style-name="P2"/>
      <text:p text:style-name="P2"/>
      <text:p text:style-name="P4"><text:span text:style-name="T6">Red</text:span><text:span text:style-name="T2"> denotes rubric text in P. Moscow 120.</text:span></text:p>
      <text:p text:style-name="P14">1/12/25</text:p>
      <text:p text:style-name="P6"/>
      <text:p text:style-name="P6"/>
      <text:p text:style-name="P4"><text:span text:style-name="T9">(1.1) </text:span><text:span text:style-name="T7">[Hsb.t] 5 Abd 4 Smw sw 16</text:span></text:p>
      <text:p text:style-name="P8"/>
      <text:p text:style-name="P9">hrw n wDy.(t) iir smsm hAy Wn-Imn n Pr Imn (1.2) [Nsw.t Nb] &amp;Awy</text:p>
      <text:p text:style-name="P9"/>
      <text:p text:style-name="P4"><text:span text:style-name="T9">r [ini.t tA] T.t n pA WiA aA ^psy n Imn-Ra Nsw.t Ntr.w nty Hr tp [</text:span><text:span text:style-name="T2">…</text:span><text:span text:style-name="T9">]</text:span></text:p>
      <text:p text:style-name="P9"/>
      <text:p text:style-name="P4"><text:span text:style-name="T9">(1.3) [</text:span><text:span text:style-name="T2">…</text:span><text:span text:style-name="T9">Imn]-Wsr-@A.t</text:span></text:p>
      <text:p text:style-name="P9"/>
      <text:p text:style-name="P9"/>
      <text:p text:style-name="P4"><text:span text:style-name="T8">(1.1) </text:span><text:span text:style-name="T6">[Regnal year] 5, month 4 of summer, day 16:</text:span><text:span text:style-name="T2"> </text:span></text:p>
      <text:p text:style-name="P2"/>
      <text:p text:style-name="P4"><text:span text:style-name="T2">Day of the departure that the elder [of the] portal [</text:span><text:span text:style-name="T5">idaafa</text:span><text:span text:style-name="T2">], Wenamun, made [</text:span><text:span text:style-name="T5">relative</text:span><text:span text:style-name="T2">] from the house of Amun, </text:span><text:span text:style-name="T8">(1.2)</text:span><text:span text:style-name="T2"> [Lord of] the Two Lands,</text:span></text:p>
      <text:p text:style-name="P2"/>
      <text:p text:style-name="P2">to [bring] the timber for the Great Venerable Bark of Amun-Re, King of the Gods, which is at the head […]</text:p>
      <text:p text:style-name="P2"/>
      <text:p text:style-name="P4"><text:span text:style-name="T8">(1.3)</text:span><text:span text:style-name="T2"> […Amun]-Userhat:</text:span></text:p>
      <text:p text:style-name="P2"/>
      <text:p text:style-name="P2"/>
      <text:p text:style-name="P6">1/26/25</text:p>
      <text:p text:style-name="P2"/>
      <text:p text:style-name="P2"/>
      <text:p text:style-name="P9">hrw n spr iir=i r +an.t r pA (1.4) [nty Ns-%w-BA-Nb]-+d &amp;i-nt-Imn im</text:p>
      <text:p text:style-name="P9"/>
      <text:p text:style-name="P9">iw=i &lt;Hr&gt; rdi.t n=w nA wxA.w n Imn-Ra Nsw.t Ntr.w</text:p>
      <text:p text:style-name="P9"/>
      <text:p text:style-name="P9">iw=w (1.5) &lt;Hr&gt; rdi.t aS.tw m-bAH=w</text:p>
      <text:p text:style-name="P9"/>
      <text:p text:style-name="P9">iw=w &lt;Hr&gt; Dd</text:p>
      <text:p text:style-name="P9"/>
      <text:p text:style-name="P9">ir.y sp-sn m pA Dd Imn-Ra Nsw.t Ntr.w pA- (1.6) [-y.n nb]</text:p>
      <text:p text:style-name="P2"/>
      <text:p text:style-name="P2"/>
      <text:p text:style-name="P4"><text:span text:style-name="T2">Day of my departing [“departing that I made”] to Djanet [Tanis], to the </text:span><text:span text:style-name="T8">(1.4)</text:span><text:span text:style-name="T2"> [place] in which Nesubanebdjed [“He of Banebdjed” = Smendes] [and] Tentamun are.</text:span></text:p>
      <text:p text:style-name="P2"/>
      <text:p text:style-name="P4"><text:span text:style-name="T2">I am giving [</text:span><text:span text:style-name="T5">first present?</text:span><text:span text:style-name="T2">] to them the dispatches [L 110] of Amun-Re, King of the Gods.</text:span></text:p>
      <text:p text:style-name="P2"/>
      <text:p text:style-name="P4"><text:span text:style-name="T2">They </text:span><text:span text:style-name="T8">(1.5)</text:span><text:span text:style-name="T2"> are causing them to be read [L 78] [</text:span><text:span text:style-name="T5">passive</text:span><text:span text:style-name="T2">] in front of them.</text:span></text:p>
      <text:p text:style-name="P2"/>
      <text:p text:style-name="P2">They say:</text:p>
      <text:p text:style-name="P2"/>
      <text:p text:style-name="P4"><text:span text:style-name="T2">Yes [L 37] (said twice), as the speech of Amun-Re, King of the Gods, ou- </text:span><text:span text:style-name="T8">(1.6)</text:span><text:span text:style-name="T2"> [-r lord.]</text:span></text:p>
      <text:p text:style-name="P2"/>
      <text:p text:style-name="P2"/>
      <text:p text:style-name="P6"><text:soft-page-break/>2/9/25</text:p>
      <text:p text:style-name="P2"/>
      <text:p text:style-name="P2"/>
      <text:p text:style-name="P8">iw=i &lt;Hr&gt; iry.&lt;t&gt; &lt;r&gt;-SAa-&lt;r&gt; Abd 4 Smw</text:p>
      <text:p text:style-name="P9"/>
      <text:p text:style-name="P9">iw=i m-Xnw +an.t</text:p>
      <text:p text:style-name="P9"/>
      <text:p text:style-name="P9">iw Ns-%w-BA-Nb-+d (1.7) &amp;i-nt-Imn [Hr] wD.(t)=i irm Hr(y)-mnS Mngbt</text:p>
      <text:p text:style-name="P9"/>
      <text:p text:style-name="P4"><text:span text:style-name="T9">iw=i hAy r (1.8) pA ym aA n #Arw </text:span><text:span text:style-name="T7">n Abd 1 Smw Hrw 1</text:span></text:p>
      <text:p text:style-name="P9"/>
      <text:p text:style-name="P9">iw=i [Hr] spr +r wa dmi n (1.9) Tkr</text:p>
      <text:p text:style-name="P2"/>
      <text:p text:style-name="P2"/>
      <text:p text:style-name="P4"><text:span text:style-name="T6">I am staying until [TLA </text:span><text:span text:style-name="T7">r-SAa-r</text:span><text:span text:style-name="T6">] month 4 of summer</text:span></text:p>
      <text:p text:style-name="P2"/>
      <text:p text:style-name="P2">I was inside Djanet.</text:p>
      <text:p text:style-name="P2"/>
      <text:p text:style-name="P4"><text:span text:style-name="T2">Then Nesubanebdjed </text:span><text:span text:style-name="T8">(1.7)</text:span><text:span text:style-name="T2"> [and] Tentamun are sending me with the overseer [of the] ship [L 189] Mengebet.</text:span></text:p>
      <text:p text:style-name="P2"/>
      <text:p text:style-name="P4"><text:span text:style-name="T2">Then I went down to </text:span><text:span text:style-name="T8">(1.8)</text:span><text:span text:style-name="T2"> the great sea of Kharu [Syria] </text:span><text:span text:style-name="T6">on month 1 of summer, day 1</text:span><text:span text:style-name="T2">.</text:span></text:p>
      <text:p text:style-name="P2"/>
      <text:p text:style-name="P4"><text:span text:style-name="T2">Then I was going to Djer [Dor], a village of </text:span><text:span text:style-name="T8">(1.9)</text:span><text:span text:style-name="T2"> fortified gate[s] [L 236].</text:span></text:p>
      <text:p text:style-name="P2"/>
      <text:p text:style-name="P2"/>
      <text:p text:style-name="P2"/>
      <text:p text:style-name="P6">3/2/25</text:p>
      <text:p text:style-name="P2"/>
      <text:p text:style-name="P2"/>
      <text:p text:style-name="P9">iw Bdr pAy=f wr &lt;Hr&gt; rdi.t ini.tw n=i</text:p>
      <text:p text:style-name="P9"/>
      <text:p text:style-name="P4"><text:span text:style-name="T9">aqw 50 irp msx.t</text:span><text:span text:style-name="T19"> </text:span><text:span text:style-name="T9">(1.10) 1[?] mAs.t n iH 1</text:span></text:p>
      <text:p text:style-name="P9"/>
      <text:p text:style-name="P9">iw wa rmT n tAy br.t [Hr] wa.r</text:p>
      <text:p text:style-name="P9"/>
      <text:p text:style-name="P9">iw TAy=f nbw (1.11) [Tbw ir.(w) n] dbn 5 HD Tbw 4 ir(w) n dbn 20 HD arf dbn 10[?]</text:p>
      <text:p text:style-name="P2"/>
      <text:p text:style-name="P2"/>
      <text:p text:style-name="P2">Then Beder, its chief, was causing to be brought to me</text:p>
      <text:p text:style-name="P2"/>
      <text:p text:style-name="P4"><text:span text:style-name="T2">50 loaves of bread, a jug [L 206] [of] wine, </text:span><text:span text:style-name="T8">(1.10)</text:span><text:span text:style-name="T2"> [and] one haunch [L 177] of beef.</text:span></text:p>
      <text:p text:style-name="P2"/>
      <text:p text:style-name="P2">Then a man of the barge [? boat determinative] fled off [L 95].</text:p>
      <text:p text:style-name="P2"/>
      <text:p text:style-name="P4"><text:span text:style-name="T2">Then he seized a bowlful [J 359] </text:span><text:span text:style-name="T8">(1.11)</text:span><text:span text:style-name="T2"> [of gold worth] 5 [</text:span><text:span text:style-name="T5">deben</text:span><text:span text:style-name="T2">], 4 bowlfuls of silver worth 20 </text:span><text:span text:style-name="T5">deben</text:span><text:span text:style-name="T2">, 20 sacks of money [silver?] weighing 10 [Ramses: 11?] </text:span><text:span text:style-name="T5">deben</text:span><text:span text:style-name="T2">.</text:span></text:p>
      <text:p text:style-name="P2"/>
      <text:p text:style-name="P2"/>
      <text:p text:style-name="P2"/>
      <text:p text:style-name="P6"><text:soft-page-break/>3/16/25</text:p>
      <text:p text:style-name="P2"/>
      <text:p text:style-name="P2"/>
      <text:p text:style-name="P4"><text:span text:style-name="T9">(1.12) [</text:span><text:span text:style-name="T2">…</text:span><text:span text:style-name="T9">pA iTA]=f nbw dbn 5 HD dbn 31</text:span></text:p>
      <text:p text:style-name="P9"/>
      <text:p text:style-name="P4"><text:span text:style-name="T9">iw=i </text:span><text:span text:style-name="T16">&lt;</text:span><text:span text:style-name="T9">Hr</text:span><text:span text:style-name="T16">&gt;</text:span><text:span text:style-name="T9"> dwn m tAy dwA.w</text:span></text:p>
      <text:p text:style-name="P9"/>
      <text:p text:style-name="P4"><text:span text:style-name="T9">iw=i </text:span><text:span text:style-name="T16">&lt;</text:span><text:span text:style-name="T9">Hr</text:span><text:span text:style-name="T16">&gt;</text:span><text:span text:style-name="T9"> Smi.t r (1.13) [pA] nty pA wr n im</text:span></text:p>
      <text:p text:style-name="P9"/>
      <text:p text:style-name="P9">iw=i Dd.n=f</text:p>
      <text:p text:style-name="P9"/>
      <text:p text:style-name="P9">twi TAy.kwi tAy=k n mr xr mntk pA wr n pAy tA xr (1.14) mntk pAy=f smty</text:p>
      <text:p text:style-name="P9"/>
      <text:p text:style-name="P9">wxA pAy=i HD</text:p>
      <text:p text:style-name="P9"/>
      <text:p text:style-name="P9">iA ir pA HD ny-sw Imn-Ra (1.15) Nsw.t Ntr.w pA Nb n NA &amp;A.wy</text:p>
      <text:p text:style-name="P2"/>
      <text:p text:style-name="P2"/>
      <text:p text:style-name="P4"><text:span text:style-name="T8">(1.12)</text:span><text:span text:style-name="T2"> […that stolen by] him: 5 deben of gold, 31 deben of silver.</text:span></text:p>
      <text:p text:style-name="P2"/>
      <text:p text:style-name="P2">Then I recovered [L 243] in the morning.</text:p>
      <text:p text:style-name="P2"/>
      <text:p text:style-name="P4"><text:span text:style-name="T2">Then I went to [“against”] </text:span><text:span text:style-name="T8">(1.13)</text:span><text:span text:style-name="T2"> the one which [is] that chief [“of”] there.</text:span></text:p>
      <text:p text:style-name="P2"/>
      <text:p text:style-name="P2">Then I said to him:</text:p>
      <text:p text:style-name="P2"/>
      <text:p text:style-name="P4"><text:span text:style-name="T2">I was robbed [L 224] [stative as passive] in your harbor, and, you are chief of the land, and, </text:span><text:span text:style-name="T8">(1.14)</text:span><text:span text:style-name="T2"> you are its judge [L 45].</text:span></text:p>
      <text:p text:style-name="P2"/>
      <text:p text:style-name="P2">Look for my money!</text:p>
      <text:p text:style-name="P2"/>
      <text:p text:style-name="P4"><text:span text:style-name="T2">Ah [L 11], as for [L 37] the money that [is] of Amun-Re, </text:span><text:span text:style-name="T8">(1.15)</text:span><text:span text:style-name="T2"> King of the Gods, the Lord of the Two Lands,</text:span></text:p>
      <text:p text:style-name="P2"/>
      <text:p text:style-name="P2"/>
      <text:p text:style-name="P6">3/30/25</text:p>
      <text:p text:style-name="P2"/>
      <text:p text:style-name="P2"/>
      <text:p text:style-name="P9">ny-sw Ny-[%]w-BA-Nb-+d</text:p>
      <text:p text:style-name="P9"/>
      <text:p text:style-name="P9">ny-sw Hr @ri-@r pAy nb nA ktx.w (1.16) aAy.w n Kmt</text:p>
      <text:p text:style-name="P9"/>
      <text:p text:style-name="P9">mntk sw</text:p>
      <text:p text:style-name="P9"/>
      <text:p text:style-name="P9">ny-sw WArt</text:p>
      <text:p text:style-name="P9"/>
      <text:p text:style-name="P9">ns-sw.t MkAmar</text:p>
      <text:p text:style-name="P9"/>
      <text:p text:style-name="P9">ns-sw.t *AkAr-</text:p>
      <text:p text:style-name="P9"/>
      <text:p text:style-name="P9">(1.17) -bar pA wr n KpnA</text:p>
      <text:p text:style-name="P9"><text:soft-page-break/></text:p>
      <text:p text:style-name="P9">iw=f Dd.n=i</text:p>
      <text:p text:style-name="P9"/>
      <text:p text:style-name="P9">[i]n dns=k</text:p>
      <text:p text:style-name="P9"/>
      <text:p text:style-name="P9">[i]n mnxt=k</text:p>
      <text:p text:style-name="P2"/>
      <text:p text:style-name="P2"/>
      <text:p text:style-name="P2">it [is] of Nesubanebdjed.</text:p>
      <text:p text:style-name="P2"/>
      <text:p text:style-name="P4"><text:span text:style-name="T2">It [is] of Smendes, my lord, [and] the other [L 179] </text:span><text:span text:style-name="T8">(1.16)</text:span><text:span text:style-name="T2"> great ones of Egypt.</text:span></text:p>
      <text:p text:style-name="P2"/>
      <text:p text:style-name="P2">It [is] yours.</text:p>
      <text:p text:style-name="P2"/>
      <text:p text:style-name="P4"><text:span text:style-name="T2">It [is] of [why spelled </text:span><text:span text:style-name="T9">-sw.t</text:span><text:span text:style-name="T2">?] Mekamar.</text:span></text:p>
      <text:p text:style-name="P2"/>
      <text:p text:style-name="P2">It [is] of Takar-</text:p>
      <text:p text:style-name="P2"/>
      <text:p text:style-name="P4"><text:span text:style-name="T8">(1.17)</text:span><text:span text:style-name="T2"> -bar, the chief of Kepna [Byblos].</text:span></text:p>
      <text:p text:style-name="P2"/>
      <text:p text:style-name="P2">Then he said to me:</text:p>
      <text:p text:style-name="P2"/>
      <text:p text:style-name="P2">Are you serious [“heavy”] [L 251]?</text:p>
      <text:p text:style-name="P2"/>
      <text:p text:style-name="P2">[Or] are you joking [L 189]?</text:p>
      <text:p text:style-name="P2"/>
      <text:p text:style-name="P2"/>
      <text:p text:style-name="P6">4/13/25</text:p>
      <text:p text:style-name="P2"/>
      <text:p text:style-name="P2"/>
      <text:p text:style-name="P9">xr ptr bw iri=i (1.18) am n tAy wSb.t DD=k n=i</text:p>
      <text:p text:style-name="P9"/>
      <text:p text:style-name="P9">hn [pA] iTAy iw ns-sw pAy=i tA pA hAy (1.19) r tAy=k br</text:p>
      <text:p text:style-name="P9"/>
      <text:p text:style-name="P9">mtw=f TAy pAy=k HD </text:p>
      <text:p text:style-name="P9"/>
      <text:p text:style-name="P9">wn iw=i [r] DbA=f n=k m pAy wDA</text:p>
      <text:p text:style-name="P9"/>
      <text:p text:style-name="P9">SAa=w (1.20) gmi.t pAy=k iTAy</text:p>
      <text:p text:style-name="P9"/>
      <text:p text:style-name="P9">yA ir pA iTAy i-TAy tw</text:p>
      <text:p text:style-name="P9"/>
      <text:p text:style-name="P9">mntk sw ns-sw (1.21) tAyk br</text:p>
      <text:p text:style-name="P2"/>
      <text:p text:style-name="P2"/>
      <text:p text:style-name="P4"><text:span text:style-name="T2">but look, I cannot </text:span><text:span text:style-name="T8">(1.18)</text:span><text:span text:style-name="T2"> understand [“to”] this request that you say to me.</text:span></text:p>
      <text:p text:style-name="P2"/>
      <text:p text:style-name="P4"><text:span text:style-name="T2">If [L 289] the thief <text:s/>[L 53] [were] of my land, that went down </text:span><text:span text:style-name="T8">(1.19)</text:span><text:span text:style-name="T2"> toward your ship [L 136],</text:span></text:p>
      <text:p text:style-name="P2"/>
      <text:p text:style-name="P2">and he had stolen your money,</text:p>
      <text:p text:style-name="P2"><text:soft-page-break/></text:p>
      <text:p text:style-name="P2">I would replace it for you, of[?] the storehouse [L 121].</text:p>
      <text:p text:style-name="P2"/>
      <text:p text:style-name="P4"><text:span text:style-name="T2">until [L 107] </text:span><text:span text:style-name="T8">(1.20)</text:span><text:span text:style-name="T2"> the finding [of] your thief.</text:span></text:p>
      <text:p text:style-name="P2"/>
      <text:p text:style-name="P4"><text:span text:style-name="T2">[But] truly [L 11], as for [L 37] the thief that robbed [prosthetic </text:span><text:span text:style-name="T9">i-</text:span><text:span text:style-name="T2"> for relative] you, he is of </text:span><text:span text:style-name="T8">(1.21)</text:span><text:span text:style-name="T2"> your ship.</text:span></text:p>
      <text:p text:style-name="P2"/>
      <text:p text:style-name="P2"/>
      <text:p text:style-name="P6">4/27/25</text:p>
      <text:p text:style-name="P2"/>
      <text:p text:style-name="P2"/>
      <text:p text:style-name="P9">i-ir nhy hrw.w d(y) r qr=i</text:p>
      <text:p text:style-name="P9"/>
      <text:p text:style-name="P4"><text:span text:style-name="T9">wxA</text:span><text:span text:style-name="T10">=</text:span><text:span text:style-name="T9">i sw</text:span></text:p>
      <text:p text:style-name="P9"/>
      <text:p text:style-name="P4"><text:span text:style-name="T9">iw=i </text:span><text:span text:style-name="T16">&lt;</text:span><text:span text:style-name="T9">Hr</text:span><text:span text:style-name="T16">&gt;</text:span><text:span text:style-name="T9"> iry.t hrw 9</text:span></text:p>
      <text:p text:style-name="P9"/>
      <text:p text:style-name="P4"><text:span text:style-name="T9">iw=i mni</text:span><text:span text:style-name="T18">.tw</text:span><text:span text:style-name="T21"> (1.22) [</text:span><text:span text:style-name="T9">Hr] tAy=f mr</text:span></text:p>
      <text:p text:style-name="P9"/>
      <text:p text:style-name="P4"><text:span text:style-name="T9">iw=i </text:span><text:span text:style-name="T16">&lt;</text:span><text:span text:style-name="T9">Hr</text:span><text:span text:style-name="T16">&gt;</text:span><text:span text:style-name="T9"> Smi.t r-qr=f</text:span></text:p>
      <text:p text:style-name="P9"/>
      <text:p text:style-name="P4"><text:span text:style-name="T9">iw=i </text:span><text:span text:style-name="T16">&lt;</text:span><text:span text:style-name="T9">Hr</text:span><text:span text:style-name="T16">&gt;</text:span><text:span text:style-name="T9"> DD n=f</text:span></text:p>
      <text:p text:style-name="P9"/>
      <text:p text:style-name="P10"><text:span text:style-name="T9">mk bw-pw=k gm</text:span><text:span text:style-name="T11">y</text:span><text:span text:style-name="T9">.(t) pAy=i HD</text:span></text:p>
      <text:p text:style-name="P17"/>
      <text:p text:style-name="P11"><text:span text:style-name="T13">(1.23) </text:span><text:span text:style-name="T9">[…]=k wi </text:span><text:span text:style-name="T16">[</text:span><text:span text:style-name="T12">ir</text:span><text:span text:style-name="T16">]</text:span><text:span text:style-name="T12">m </text:span><text:span text:style-name="T16">[</text:span><text:span text:style-name="T12">nAy</text:span><text:span text:style-name="T16">]</text:span><text:span text:style-name="T12"> hr</text:span><text:span text:style-name="T16">[</text:span><text:span text:style-name="T12">y.</text:span><text:span text:style-name="T15">w]</text:span><text:span text:style-name="T14"> mnS</text:span><text:span text:style-name="T16"> irm nA</text:span><text:span text:style-name="T17">.w</text:span><text:span text:style-name="T16"> Sm &lt;r&gt; [ym]</text:span></text:p>
      <text:p text:style-name="P2"/>
      <text:p text:style-name="P2"/>
      <text:p text:style-name="P4"><text:span text:style-name="T2">Spend [prosthetic </text:span><text:span text:style-name="T9">i-</text:span><text:span text:style-name="T2"> for imperative] a few [L 240] days here [L 241] next to [L 155] me.</text:span></text:p>
      <text:p text:style-name="P2"/>
      <text:p text:style-name="P2">I will se<text:span text:style-name="T28">ek</text:span> him.</text:p>
      <text:p text:style-name="P2"/>
      <text:p text:style-name="P2">[Then] I am spending 9 days;</text:p>
      <text:p text:style-name="P2"/>
      <text:p text:style-name="P19"><text:span text:style-name="T2">I am mooring </text:span><text:span text:style-name="T4">[</text:span><text:span text:style-name="T30">tw</text:span><text:span text:style-name="T4"> as stative marker] </text:span><text:span text:style-name="T8">(1.22)</text:span><text:span text:style-name="T2"> [in] his harbor</text:span><text:span text:style-name="T4"> [L192; not </text:span><text:span text:style-name="T30">mry.t</text:span><text:span text:style-name="T4"> on L 193]</text:span><text:span text:style-name="T2">;</text:span></text:p>
      <text:p text:style-name="P2"/>
      <text:p text:style-name="P2">I am going [around] next to him.</text:p>
      <text:p text:style-name="P2"/>
      <text:p text:style-name="P2">[Then] I am saying to him:</text:p>
      <text:p text:style-name="P2"/>
      <text:p text:style-name="P3">Look, there is no finding by you [of] my money.</text:p>
      <text:p text:style-name="P3"/>
      <text:p text:style-name="P7">(1.23)<text:span text:style-name="T22"> </text:span><text:span text:style-name="T23">[…</text:span><text:span text:style-name="T24">] [you</text:span><text:span text:style-name="T23">…]</text:span><text:span text:style-name="T24"> me with</text:span><text:span text:style-name="T25"> those </text:span><text:span text:style-name="T26">captains [of] the ships [L 189], with those</text:span><text:span text:style-name="T27"> that go [by] sea.</text:span></text:p>
      <text:p text:style-name="P2"/>
      <text:p text:style-name="P2"/>
      <text:p text:style-name="P6">5/11/25</text:p>
      <text:p text:style-name="P2"/>
      <text:p text:style-name="P2"/>
      <text:p text:style-name="P9"><text:soft-page-break/>A</text:p>
      <text:p text:style-name="P2"/>
      <text:p text:style-name="P2"/>
      <text:p text:style-name="P2">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Minh-Tâm Trinh<text:tab/>The Story of Wenamun<text:tab/></text:span><text:span text:style-name="MT1"><text:page-number text:select-page="current">8</text:page-number></text:span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285</meta:editing-cycles>
    <meta:print-date>2025-02-09T21:44:00</meta:print-date>
    <meta:creation-date>2025-01-12T21:03:00</meta:creation-date>
    <dc:date>2025-04-27T16:44:20.376326583</dc:date>
    <meta:editing-duration>P1DT15H59M9S</meta:editing-duration>
    <meta:generator>LibreOffice/7.3.7.2$Linux_X86_64 LibreOffice_project/30$Build-2</meta:generator>
    <meta:document-statistic meta:table-count="0" meta:image-count="0" meta:object-count="0" meta:page-count="8" meta:paragraph-count="130" meta:word-count="1235" meta:character-count="6529" meta:non-whitespace-character-count="5416"/>
    <meta:user-defined meta:name="AppVersion">16.0000</meta:user-defined>
    <meta:template xlink:type="simple" xlink:actuate="onRequest" xlink:title="Normal" xlink:href=""/>
  </office:meta>
</office:document-meta>
</file>